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face style:name="Times New Roman" svg:font-family="'Times New Roman'" style:font-family-generic="roman"/>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176d76"/>
    </style:style>
    <style:style style:name="P2" style:family="paragraph" style:parent-style-name="Standard" style:master-page-name="Standard">
      <style:paragraph-properties fo:margin-top="0cm" fo:margin-bottom="0.199cm" loext:contextual-spacing="false" style:page-number="auto"/>
    </style:style>
    <style:style style:name="T1" style:family="text">
      <style:text-properties fo:language="de" fo:country="D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pbtr CA 10_G]] Betriebspraktikum; Candice d‘Amour.</text:span></text:p>
      <text:p text:style-name="Standard"/>
      <text:p text:style-name="Standard">[275] 10_G/RS: Ole Olsson.</text:p>
      <text:p text:style-name="P1"><text:span text:style-name="T1">Sowohl die Betreuung des Praktikums als auch das Durchlesen der daraus entstandenen Mappe hinterlassen beim Betreuer einen sehr positiven Eindruck. Ole konnte allerlei Anforderungen des Praktikums <text:s/>gerecht werden. Er hat nicht nur mit viel Fleiß und Mühe die Mappe erstellt, sondern hat sich auch selbstständig den Aufgaben und den Anforderungen der Gewerkschaft gestellt. Zusätzlich hat er viele Erfahrungen im Büro sowie auf Baustellen gesammelt. Er hat die Aufgaben gut gemeistert und zeichnet sich durch eine gute Auffassungsgabe aus. Ole hat in den drei Wochen viel dazu gelernt, vor allem Selbständigkeit aber auch die Realität der Arbeitsbedingungen auf Baustellen und den Umgang mit Arbeitnehmern.</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face style:name="Times New Roman" svg:font-family="'Times New Roman'" style:font-family-generic="roman"/>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de" fo:country="DE" style:letter-kerning="false" style:font-name-asian="DejaVu Sans"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0pt" fo:language="de" fo:country="DE" style:letter-kerning="false" style:font-name-asian="DejaVu Sans" style:font-size-asian="10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99cm" loext:contextual-spacing="false" fo:text-align="start" style:justify-single-word="false" fo:orphans="2" fo:widows="2" style:writing-mode="lr-tb"/>
      <style:text-properties fo:color="#00000a" style:font-name="Times New Roman" fo:font-family="'Times New Roman'" style:font-family-generic="roman" fo:font-size="12pt" fo:language="de" fo:country="DE" style:font-name-asian="DejaVu Sans" style:font-family-asian="'DejaVu Sans'"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Times New Roman" fo:font-family="'Times New Roman'" style:font-family-generic="roman"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fo:text-align="start" style:justify-single-word="false" style:writing-mode="lr-tb"/>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4T21:50:12</meta:creation-date>
    <dc:language>de-DE</dc:language>
    <dc:creator>mt</dc:creator>
    <dc:date>2018-03-02T16:57:36.698405096</dc:date>
    <meta:editing-cycles>5</meta:editing-cycles>
    <meta:editing-duration>PT5M45S</meta:editing-duration>
    <meta:generator>LibreOffice/6.0.2.1$Linux_X86_64 LibreOffice_project/00m0$Build-1</meta:generator>
    <meta:document-statistic meta:table-count="0" meta:image-count="0" meta:object-count="0" meta:page-count="1" meta:paragraph-count="3" meta:word-count="113" meta:character-count="783" meta:non-whitespace-character-count="672"/>
  </office:meta>
</office:document-meta>
</file>